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8956" calcext:value-type="float">
            <text:p>26.69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5948" calcext:value-type="float">
            <text:p>27.01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3548" calcext:value-type="float">
            <text:p>26.86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034" calcext:value-type="float">
            <text:p>25.58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2652" calcext:value-type="float">
            <text:p>26.55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0432" calcext:value-type="float">
            <text:p>25.3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0068" calcext:value-type="float">
            <text:p>25.69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144" calcext:value-type="float">
            <text:p>25.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6948" calcext:value-type="float">
            <text:p>27.39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2892" calcext:value-type="float">
            <text:p>24.66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050973515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8" meta:object-count="0"/>
    <meta:user-defined meta:name="AppVersion">3.0</meta:user-defined>
  </office:meta>
</office:document-meta>
</file>